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fo:color="#9900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ember963">
        <text:section text:style-name="Sect1" text:name="ember964">
          <text:h text:style-name="Heading_20_1" text:outline-level="1">Рабоче-Крестьянский Стандарт Отправки Команд (РКСОК) 1.0</text:h>
          <text:p text:style-name="Text_20_body">В светлых чердаках инновационных лабораторий Сколково лучшими умами отечественной компухтерной науки был разработан наш ответ буржуйскому HTTP.</text:p>
          <text:p text:style-name="Text_20_body">Наш суверенный аналог, во всём превосходящий отживший своё протокол HTTP, получил название РКСОК, Рабоче-Крестьянский Стандарт Отправки Команд (читается как эР Ка СОК). Стандарт отличается удобством работы и изначальной неизменно высокой планкой безопасности.</text:p>
          <text:p text:style-name="Text_20_body">РКСОК версии 1.0 состоит из четырёх команд.</text:p>
          <text:list xml:id="list4128537234" text:style-name="L1">
            <text:list-item>
              <text:p text:style-name="P6"><text:span text:style-name="Source_20_Text">ОТДОВАЙ</text:span> — для возврата данных </text:p>
            </text:list-item>
            <text:list-item>
              <text:p text:style-name="P6"><text:span text:style-name="Source_20_Text">УДОЛИ</text:span> — для удаления данных </text:p>
            </text:list-item>
            <text:list-item>
              <text:p text:style-name="P6"><text:span text:style-name="Source_20_Text">ЗОПИШИ</text:span> — для создания и обновления данных </text:p>
            </text:list-item>
            <text:list-item>
              <text:p text:style-name="P2"><text:span text:style-name="Source_20_Text">АМОЖНА?</text:span> — для получения разрешения обработки команды от специальных органов </text:p>
            </text:list-item>
          </text:list>
          <text:p text:style-name="Text_20_body">Первые три команды предназначены для работы с клиентами, которые могут запрашивать возврат данных, их удаление и сохранение, а четвертая команда предназначена для общения сервера РКСОК с сервером специальных органов проверки всех запросов.</text:p>
          <text:p text:style-name="Text_20_body">В целях контроля враждебной пропаганды, экстремизма и мазохизма каждый запрос, приходящий на сервер РКСОК, должен проверяться органами проверки, для чего каждый запрос перед обработкой отправляется сначала на сервер проверки, и, если тот возвращает ответ <text:span text:style-name="Source_20_Text">МОЖНА</text:span>, значит, сервер обрабатывает запрос. Если от сервера проверки пришёл любой другой ответ — клиенту возвращается этот ответ, а запрос дальше не обрабатывается.</text:p>
          <text:p text:style-name="Text_20_body">Клиенты напрямую команду <text:span text:style-name="Source_20_Text">АМОЖНА?</text:span> не отправляют, эту команду отправляет только сервер при проверке возможности обработки клиентских запросов.</text:p>
          <text:p text:style-name="Text_20_body">Таким образом, необходимо реализовать сервер РКСОК и три его команды — <text:span text:style-name="Source_20_Text">ОТДОВАЙ</text:span>, <text:span text:style-name="Source_20_Text">УДОЛИ</text:span> и <text:span text:style-name="Source_20_Text">ЗОПИШИ</text:span>. При обработке запроса по любой из этих трёх команд, надо переслать полностью запрос с командой <text:span text:style-name="Source_20_Text">АМОЖНА?</text:span> на сервер проверки, и если тот разрешит обработку, то обработать запрос, в противном случае вернуть клиенту ответ от сервера проверки.</text:p>
          <text:p text:style-name="Text_20_body">Сделаем записную книжку, которая позволяет сохранять, обновлять, читать и удалять записи из телефонной книги.</text:p>
          <text:p text:style-name="Text_20_body"><text:span text:style-name="Strong_20_Emphasis"><text:span text:style-name="T1">Важно! </text:span></text:span><text:span text:style-name="T1">Перед началом выполнения задания прочти задание внимательно и полностью. Это общая хорошая практика — сначала максимально подробно понять, что делать, потом подумать, как это сделать, держа во внимании всю задачу, и только потом приступать к реализации. Приступать к реализации по первым абзацам не стоит.</text:span></text:p>
          <text:h text:style-name="Heading_20_2" text:outline-level="2"><text:soft-page-break/>Описание протокола РКСОК 1.0</text:h>
          <text:h text:style-name="Heading_20_3" text:outline-level="3">ОТДОВАЙ</text:h>
          <text:p text:style-name="P1"><text:span text:style-name="Source_20_Text">ОТДОВАЙ имя РКСОК/1.0</text:span></text:p>
          <text:p text:style-name="Text_20_body">Команда проверяет возможность обработки запроса через сервер проверки и, если можно, то возвращает телефон человека по имени "имя". Например, чтобы получить телефон Ивана Хмурого, надо отправить запрос:</text:p>
          <text:p text:style-name="P1"><text:span text:style-name="Source_20_Text">ОТДОВАЙ Иван Хмурый РКСОК/1.0</text:span></text:p>
          <text:p text:style-name="Text_20_body">Если имя можно обработать и телефон по этому имени найден, то сервер возвращает:</text:p>
          <text:p text:style-name="Preformatted_20_Text"><text:span text:style-name="Source_20_Text">НОРМАЛДЫКС РКСОК/1.0</text:span></text:p>
          <text:p text:style-name="P1"><text:span text:style-name="Source_20_Text">89012345678</text:span></text:p>
          <text:p text:style-name="Text_20_body">Если имя можно обработать и телефон Ивана Хмурого не найден (ещё не сохранен или удалён), то сервер отвечает:</text:p>
          <text:p text:style-name="P1"><text:span text:style-name="Source_20_Text">НИНАШОЛ РКСОК/1.0</text:span></text:p>
          <text:p text:style-name="Text_20_body">Если имя нельзя обработать и сервер проверки вернул ответ "Уже едем", то сервер должен вернуть ответ:</text:p>
          <text:p text:style-name="Preformatted_20_Text"><text:span text:style-name="Source_20_Text">НИЛЬЗЯ РКСОК/1.0</text:span></text:p>
          <text:p text:style-name="P1"><text:span text:style-name="Source_20_Text">Уже едем</text:span></text:p>
          <text:h text:style-name="Heading_20_3" text:outline-level="3">Обработка корявых запросов</text:h>
          <text:p text:style-name="Text_20_body">На корявые запросы, не соответствующие стандарту РКСОК 1.0, надо отвечать:</text:p>
          <text:p text:style-name="P1"><text:span text:style-name="Source_20_Text">НИПОНЯЛ РКСОК/1.0</text:span></text:p>
          <text:h text:style-name="Heading_20_3" text:outline-level="3">ЗОПИШИ</text:h>
          <text:p text:style-name="Preformatted_20_Text"><text:span text:style-name="Source_20_Text">ЗОПИШИ имя РКСОК/1.0</text:span></text:p>
          <text:p text:style-name="P1"><text:span text:style-name="Source_20_Text">значение</text:span></text:p>
          <text:p text:style-name="Text_20_body">Сохраняет для имени <text:span text:style-name="Source_20_Text">имя</text:span> значение <text:span text:style-name="Source_20_Text">значение</text:span>. Например, чтобы сохранить телефон Ивана Хмурого 89012345678, нужно отправить запрос:</text:p>
          <text:p text:style-name="Preformatted_20_Text"><text:span text:style-name="Source_20_Text">ЗОПИШИ Иван Хмурый РКСОК/1.0</text:span></text:p>
          <text:p text:style-name="P1"><text:span text:style-name="Source_20_Text">89012345678</text:span></text:p>
          <text:p text:style-name="Text_20_body">Сервер проверяет запрос на сервере проверки, и если всё ок, то записывает у себя в файл с названием <text:span text:style-name="Source_20_Text">Иван Хмурый</text:span> (или каким-то другим названием) значение телефона, и отвечает клиенту:</text:p>
          <text:p text:style-name="P1"><text:span text:style-name="Source_20_Text">НОРМАЛДЫКС РКСОК/1.0</text:span></text:p>
          <text:p text:style-name="Text_20_body">Если запрос нельзя обработать (сервер проверки не разрешил), ответ аналогичен запросу <text:span text:style-name="Source_20_Text">ОТДОВАЙ</text:span> для такого же случая.</text:p>
          <text:h text:style-name="Heading_20_3" text:outline-level="3"><text:soft-page-break/>УДОЛИ</text:h>
          <text:p text:style-name="P1"><text:span text:style-name="Source_20_Text">УДОЛИ имя РКСОК/1.0</text:span></text:p>
          <text:p text:style-name="Text_20_body">Удаляет запись для имени <text:span text:style-name="Source_20_Text">имя</text:span>. Например, чтобы удалить телефон Ивана Хмурого, нужно отправить запрос:</text:p>
          <text:p text:style-name="P1"><text:span text:style-name="Source_20_Text">УДОЛИ Иван Хмурый РКСОК/1.0</text:span></text:p>
          <text:p text:style-name="Text_20_body">Сервер проверяет запрос на сервере проверки, и если все ок, то удаляет у себя файл с названием "Иван Хмурый" и возвращает:</text:p>
          <text:p text:style-name="P1"><text:span text:style-name="Source_20_Text">НОРМАЛДЫКС РКСОК/1.0</text:span></text:p>
          <text:p text:style-name="Text_20_body">Если запрос нельзя обработать (сервер проверки не разрешил), ответ аналогичен запросу <text:span text:style-name="Source_20_Text">ОТДОВАЙ</text:span> для такого же случая.</text:p>
          <text:p text:style-name="Text_20_body">Если запрос можно обработать, но такого файла с таким именем нет на сервере, отвечаем:</text:p>
          <text:p text:style-name="P1"><text:span text:style-name="Source_20_Text">НИНАШОЛ РКСОК/1.0</text:span></text:p>
          <text:h text:style-name="Heading_20_3" text:outline-level="3">АМОЖНА?</text:h>
          <text:p text:style-name="Preformatted_20_Text"><text:span text:style-name="Source_20_Text">АМОЖНА? РКСОК/1.0</text:span></text:p>
          <text:p text:style-name="P1"><text:span text:style-name="Source_20_Text">проверяемый запрос</text:span></text:p>
          <text:p text:style-name="Text_20_body">Нам не нужно реализовывать у себя обработку этой команды (нам её не будут слать), но нам нужно реализовать запрос к серверу проверки с командой <text:span text:style-name="Source_20_Text">АМОЖНА?</text:span>.</text:p>
          <text:p text:style-name="Text_20_body">Сервер проверки: <text:span text:style-name="Source_20_Text">vragi-vezde.to.digital</text:span>, порт — <text:span text:style-name="Source_20_Text">51624</text:span> (почему бы и нет, порт может быть и таким большим).</text:p>
          <text:p text:style-name="Text_20_body">Допустим, к нам пришел запрос на заведение телефона человека Иван Хмурый:</text:p>
          <text:p text:style-name="Preformatted_20_Text"><text:span text:style-name="Source_20_Text">ЗОПИШИ Иван Хмурый РКСОК/1.0</text:span></text:p>
          <text:p text:style-name="P1"><text:span text:style-name="Source_20_Text">89012345678</text:span></text:p>
          <text:p text:style-name="Text_20_body">Тогда нам нужно отправить на сервер проверки такой запрос:</text:p>
          <text:p text:style-name="Preformatted_20_Text"><text:span text:style-name="Source_20_Text">АМОЖНА? РКСОК/1.0</text:span></text:p>
          <text:p text:style-name="Preformatted_20_Text"><text:span text:style-name="Source_20_Text">ЗОПИШИ Иван Хмурый РКСОК/1.0</text:span></text:p>
          <text:p text:style-name="P1"><text:span text:style-name="Source_20_Text">89012345678</text:span></text:p>
          <text:p text:style-name="Text_20_body">Ответ, разрешающий обработку запроса:</text:p>
          <text:p text:style-name="P1"><text:span text:style-name="Source_20_Text">МОЖНА РКСОК/1.0</text:span></text:p>
          <text:p text:style-name="Text_20_body">Ответ от сервера проверки, запрещающий обработку запроса (в таком же виде он должен вернуться клиенту):</text:p>
          <text:p text:style-name="Preformatted_20_Text"><text:span text:style-name="Source_20_Text">НИЛЬЗЯ РКСОК/1.0</text:span></text:p>
          <text:p text:style-name="P1"><text:span text:style-name="Source_20_Text">Что ещё за Иван Хмурый такой? Он тебе зачем?</text:span></text:p>
          <text:h text:style-name="Heading_20_2" text:outline-level="2"><text:soft-page-break/>Прочие требования</text:h>
          <text:p text:style-name="Text_20_body">Сервер, конечно, не должен выключаться, обработав один запрос от клиента. Сервер должен постоянно работать, ожидая новых клиентских запросов.</text:p>
          <text:p text:style-name="Text_20_body">Окончанием клиентского запроса считается пустая строка (символы <text:span text:style-name="Source_20_Text">\r\n</text:span>, символ <text:span text:style-name="Source_20_Text">\r</text:span> означает «возврат каретки», символ <text:span text:style-name="Source_20_Text">\n</text:span> перевод на новую строку, подробнее можно почитать на <text:a xlink:type="simple" xlink:href="https://ru.wikipedia.org/wiki/Возврат_каретки" office:target-frame-name="_blank" xlink:show="new" text:style-name="Internet_20_link" text:visited-style-name="Visited_20_Internet_20_Link">вики</text:a>). Запрос может состоять из нескольких строк, например:</text:p>
          <text:p text:style-name="Preformatted_20_Text"><text:span text:style-name="Source_20_Text">ЗОПИШИ Иван Хмурый РКСОК/1.0</text:span></text:p>
          <text:p text:style-name="Preformatted_20_Text"><text:span text:style-name="Source_20_Text">89012345678 — мобильный</text:span></text:p>
          <text:p text:style-name="P1"><text:span text:style-name="Source_20_Text">02 — рабочий</text:span></text:p>
          <text:p text:style-name="Text_20_body">В «сыром» виде с переносами строк этот запрос выглядит так (обрати внимание на последнюю пустую строку):</text:p>
          <text:p text:style-name="P1"><text:span text:style-name="Source_20_Text">ЗОПИШИ Иван Хмурый РКСОК/1.0\r\n89012345678 — мобильный\r\n02 — рабочий\r\n\r\n</text:span></text:p>
          <text:p text:style-name="Text_20_body">Максимальная длина имени во всех сценариях ограничена 30 символами, в противном случае возвращается ответ <text:span text:style-name="Source_20_Text">НИПОНЯЛ</text:span>. Общая длина запроса в коде не должна быть ограничена, сервер должен считывать запрос полностью, прежде чем начинать его обрабатывать, проверять его корректность и тд. Это важно — надо считать не первые сколько-то байт, надо полностью считать запрос. Окончанием запроса считается последовательность символов <text:span text:style-name="Source_20_Text">\r\n\r\n</text:span>. </text:p>
          <text:p text:style-name="Text_20_body">Все ответы от сервера также должны заканчиваться на два переноса строк <text:span text:style-name="Source_20_Text">\r\n\r\n</text:span>, по этим символам клиент будет понимать, что запрос закончен и его можно начинать обрабатывать.</text:p>
          <text:h text:style-name="Heading_20_2" text:outline-level="2">Не забудь включить в проект</text:h>
          <text:p text:style-name="Text_20_body">Добавь в проект файл <text:span text:style-name="Source_20_Text">README.md</text:span> — это классическая часть документации любого проекта. Это обычный текстовый файл в формате <text:a xlink:type="simple" xlink:href="https://ru.wikipedia.org/wiki/Markdown" office:target-frame-name="_blank" xlink:show="new" text:style-name="Internet_20_link" text:visited-style-name="Visited_20_Internet_20_Link">Markdown</text:a>, содержащий основную информацию о проекте: что это такое, как это запустить, возможно что-то ещё, что быстрее поможет влиться в проект новому человеку или тебе будущему, когда ты забудешь, что это, как это запустить и как оно работает.</text:p>
          <text:p text:style-name="Text_20_body">Не забудь добавить в присылаемый проект также файл <text:span text:style-name="Source_20_Text">pip_requirements.txt</text:span> или, если используешь <text:a xlink:type="simple" xlink:href="https://www.youtube.com/watch?v=KOC0Gbo_0HY" office:target-frame-name="_blank" xlink:show="new" text:style-name="Internet_20_link" text:visited-style-name="Visited_20_Internet_20_Link">Poetry</text:a>, то файлы с описанием зависимостей в его формате (<text:span text:style-name="Source_20_Text">pyproject.toml</text:span> и <text:span text:style-name="Source_20_Text">poetry.lock</text:span>).</text:p>
          <text:h text:style-name="Heading_20_2" text:outline-level="2">Проверка работы сервера и рекомендации</text:h>
          <text:p text:style-name="Text_20_body">Для реализации сервера можно использовать библиотеку <text:a xlink:type="simple" xlink:href="https://docs.python.org/3/library/socket.html" office:target-frame-name="_blank" xlink:show="new" text:style-name="Internet_20_link" text:visited-style-name="Visited_20_Internet_20_Link">socket</text:a> и потоки (threads), но лучше использовать <text:a xlink:type="simple" xlink:href="https://docs.python.org/3/library/asyncio-stream.html" office:target-frame-name="_blank" xlink:show="new" text:style-name="Internet_20_link" text:visited-style-name="Visited_20_Internet_20_Link">Asyncio streams</text:a>. Для асинхронной работы с файлами можно воспользоваться библиотекой <text:a xlink:type="simple" xlink:href="https://github.com/Tinche/aiofiles" office:target-frame-name="_blank" xlink:show="new" text:style-name="Internet_20_link" text:visited-style-name="Visited_20_Internet_20_Link">aiofiles</text:a>, используя эту библиотеку, можно асинхронно читать файлы, записывать файлы и удалять их. Если не смотрел <text:a xlink:type="simple" xlink:href="https://youtu.be/xWpRnnVf3m4" office:target-frame-name="_blank" xlink:show="new" text:style-name="Internet_20_link" text:visited-style-name="Visited_20_Internet_20_Link">наш стрим</text:a> по асинхронному Python — обязательно посмотри.</text:p>
          <text:p text:style-name="Text_20_body">Для логирования поведения сервера можно воспользоваться библиотекой <text:a xlink:type="simple" xlink:href="https://github.com/Delgan/loguru" office:target-frame-name="_blank" xlink:show="new" text:style-name="Internet_20_link" text:visited-style-name="Visited_20_Internet_20_Link">loguru</text:a>.</text:p>
          <text:p text:style-name="Text_20_body"><text:soft-page-break/>Структурируй код логически по разным Python файлам, по функциям и/или классам. Думай и серьёзно относись к именованию переменных, функций, классов, модулей. Несмотря на использование в протоколе кириллицы, помни, что именование в коде, комментарии — согласно PEP8  всё должно быть на английском языке. Пользуйся <text:a xlink:type="simple" xlink:href="https://translate.google.ru/" office:target-frame-name="_blank" xlink:show="new" text:style-name="Internet_20_link" text:visited-style-name="Visited_20_Internet_20_Link">переводчиком</text:a> при возникновении сложностей.</text:p>
          <text:p text:style-name="Text_20_body">Тестировать свой сервер можно в Telnet, но Telnet некорректно работает с некоторыми кириллическими символами, а, учитывая, что наш протокол вовсю использует кириллицу — лучше тестировать из своего тестового клиента, например, такого. Почитай этот код, разберись с тем, как он работает. В реальном приложении это был бы не один Python файл (модуль), а несколько, здесь приводится код в одном файле просто для удобства использования.</text:p>
          <text:p text:style-name="Preformatted_20_Text"><text:span text:style-name="Source_20_Text">from enum import Enum</text:span></text:p>
          <text:p text:style-name="Preformatted_20_Text"><text:span text:style-name="Source_20_Text">import socket</text:span></text:p>
          <text:p text:style-name="Preformatted_20_Text"><text:span text:style-name="Source_20_Text">import sys</text:span></text:p>
          <text:p text:style-name="Preformatted_20_Text"><text:span text:style-name="Source_20_Text">from typing import Optional</text:span></text:p>
          <text:p text:style-name="Preformatted_20_Text"/>
          <text:p text:style-name="Preformatted_20_Text"/>
          <text:p text:style-name="Preformatted_20_Text"><text:span text:style-name="Source_20_Text">class NotSpecifiedIPOrPortError(Exception):</text:span></text:p>
          <text:p text:style-name="Preformatted_20_Text"><text:span text:style-name="Source_20_Text"><text:s text:c="4"/>"""Error that occurs when there is not Server or Port</text:span></text:p>
          <text:p text:style-name="Preformatted_20_Text"><text:span text:style-name="Source_20_Text"><text:s text:c="4"/>specified in command-line arguments."""</text:span></text:p>
          <text:p text:style-name="Preformatted_20_Text"><text:span text:style-name="Source_20_Text"><text:s text:c="4"/>pass</text:span></text:p>
          <text:p text:style-name="Preformatted_20_Text"/>
          <text:p text:style-name="Preformatted_20_Text"/>
          <text:p text:style-name="Preformatted_20_Text"><text:span text:style-name="Source_20_Text">class CanNotParseResponseError(Exception):</text:span></text:p>
          <text:p text:style-name="Preformatted_20_Text"><text:span text:style-name="Source_20_Text"><text:s text:c="4"/>"""Error that occurs when we can not parse some strange</text:span></text:p>
          <text:p text:style-name="Preformatted_20_Text"><text:span text:style-name="Source_20_Text"><text:s text:c="4"/>response from RKSOK server."""</text:span></text:p>
          <text:p text:style-name="Preformatted_20_Text"><text:span text:style-name="Source_20_Text"><text:s text:c="4"/>pass</text:span></text:p>
          <text:p text:style-name="Preformatted_20_Text"/>
          <text:p text:style-name="Preformatted_20_Text"/>
          <text:p text:style-name="Preformatted_20_Text"><text:span text:style-name="Source_20_Text">class RequestVerb(Enum):</text:span></text:p>
          <text:p text:style-name="Preformatted_20_Text"><text:span text:style-name="Source_20_Text"><text:s text:c="4"/>"""Verbs specified in RKSOK specs for requests"""</text:span></text:p>
          <text:p text:style-name="Preformatted_20_Text"><text:span text:style-name="Source_20_Text"><text:s text:c="4"/>GET = "ОТДОВАЙ"</text:span></text:p>
          <text:p text:style-name="Preformatted_20_Text"><text:span text:style-name="Source_20_Text"><text:s text:c="4"/>DELETE = "УДОЛИ"</text:span></text:p>
          <text:p text:style-name="Preformatted_20_Text"><text:span text:style-name="Source_20_Text"><text:s text:c="4"/>WRITE = "ЗОПИШИ"</text:span></text:p>
          <text:p text:style-name="Preformatted_20_Text"/>
          <text:p text:style-name="Preformatted_20_Text"/>
          <text:p text:style-name="Preformatted_20_Text"><text:span text:style-name="Source_20_Text">class ResponseStatus(Enum):</text:span></text:p>
          <text:p text:style-name="Preformatted_20_Text"><text:span text:style-name="Source_20_Text"><text:s text:c="4"/>"""Response statuses specified in RKSOK specs for responses"""</text:span></text:p>
          <text:p text:style-name="Preformatted_20_Text"><text:span text:style-name="Source_20_Text"><text:s text:c="4"/>OK = "НОРМАЛДЫКС"</text:span></text:p>
          <text:p text:style-name="Preformatted_20_Text"><text:span text:style-name="Source_20_Text"><text:s text:c="4"/>NOTFOUND = "НИНАШОЛ"</text:span></text:p>
          <text:p text:style-name="Preformatted_20_Text"><text:span text:style-name="Source_20_Text"><text:s text:c="4"/>NOT_APPROVED = "НИЛЬЗЯ"</text:span></text:p>
          <text:p text:style-name="Preformatted_20_Text"><text:span text:style-name="Source_20_Text"><text:s text:c="4"/>INCORRECT_REQUEST = "НИПОНЯЛ"</text:span></text:p>
          <text:p text:style-name="Preformatted_20_Text"/>
          <text:p text:style-name="Preformatted_20_Text"/>
          <text:p text:style-name="Preformatted_20_Text"><text:span text:style-name="Source_20_Text">PROTOCOL = "РКСОК/1.0"</text:span></text:p>
          <text:p text:style-name="Preformatted_20_Text"><text:span text:style-name="Source_20_Text">ENCODING = "UTF-8"</text:span></text:p>
          <text:p text:style-name="Preformatted_20_Text"/>
          <text:p text:style-name="Preformatted_20_Text"><text:span text:style-name="Source_20_Text">HUMAN_READABLE_ANSWERS = {</text:span></text:p>
          <text:p text:style-name="Preformatted_20_Text"><text:span text:style-name="Source_20_Text"><text:s text:c="4"/>RequestVerb.GET: {</text:span></text:p>
          <text:p text:style-name="Preformatted_20_Text"><text:span text:style-name="Source_20_Text"><text:s text:c="8"/>ResponseStatus.OK: "Телефон человека {name} найден: {payload}",</text:span></text:p>
          <text:p text:style-name="Preformatted_20_Text"><text:span text:style-name="Source_20_Text"><text:s text:c="8"/>ResponseStatus.NOTFOUND: "Телефон человека {name} не найден "</text:span></text:p>
          <text:p text:style-name="Preformatted_20_Text"><text:span text:style-name="Source_20_Text"><text:s text:c="12"/>"на сервере РКСОК",</text:span></text:p>
          <text:p text:style-name="Preformatted_20_Text"><text:span text:style-name="Source_20_Text"><text:s text:c="8"/>ResponseStatus.NOT_APPROVED: "Органы проверки запретили тебе искать "</text:span></text:p>
          <text:p text:style-name="Preformatted_20_Text"><text:span text:style-name="Source_20_Text"><text:s text:c="12"/>"телефон человека {name} {payload}",</text:span></text:p>
          <text:p text:style-name="Preformatted_20_Text"><text:span text:style-name="Source_20_Text"><text:s text:c="8"/>ResponseStatus.INCORRECT_REQUEST: "Сервер не смог понять запрос на "</text:span></text:p>
          <text:p text:style-name="Preformatted_20_Text"><text:span text:style-name="Source_20_Text"><text:s text:c="12"/>"получение данных, который мы отправили."</text:span></text:p>
          <text:p text:style-name="Preformatted_20_Text"><text:span text:style-name="Source_20_Text"><text:s text:c="4"/>},</text:span></text:p>
          <text:p text:style-name="Preformatted_20_Text"><text:span text:style-name="Source_20_Text"><text:s text:c="4"/>RequestVerb.WRITE: {</text:span></text:p>
          <text:p text:style-name="Preformatted_20_Text"><text:soft-page-break/><text:span text:style-name="Source_20_Text"><text:s text:c="8"/>ResponseStatus.OK: "Телефон человека {name} записан",</text:span></text:p>
          <text:p text:style-name="Preformatted_20_Text"><text:span text:style-name="Source_20_Text"><text:s text:c="8"/>ResponseStatus.NOT_APPROVED: "Органы проверки запретили тебе "</text:span></text:p>
          <text:p text:style-name="Preformatted_20_Text"><text:span text:style-name="Source_20_Text"><text:s text:c="12"/>"сохранять телефон человека {name} {payload}",</text:span></text:p>
          <text:p text:style-name="Preformatted_20_Text"><text:span text:style-name="Source_20_Text"><text:s text:c="8"/>ResponseStatus.INCORRECT_REQUEST: "Сервер не смог понять запрос "</text:span></text:p>
          <text:p text:style-name="Preformatted_20_Text"><text:span text:style-name="Source_20_Text"><text:s text:c="12"/>"на запись данных, который мы отправили"</text:span></text:p>
          <text:p text:style-name="Preformatted_20_Text"><text:span text:style-name="Source_20_Text"><text:s text:c="4"/>},</text:span></text:p>
          <text:p text:style-name="Preformatted_20_Text"><text:span text:style-name="Source_20_Text"><text:s text:c="4"/>RequestVerb.DELETE: {</text:span></text:p>
          <text:p text:style-name="Preformatted_20_Text"><text:span text:style-name="Source_20_Text"><text:s text:c="8"/>ResponseStatus.OK: "Телефон человека {name} удалён",</text:span></text:p>
          <text:p text:style-name="Preformatted_20_Text"><text:span text:style-name="Source_20_Text"><text:s text:c="8"/>ResponseStatus.NOTFOUND: "Телефон человека {name} не найден на "</text:span></text:p>
          <text:p text:style-name="Preformatted_20_Text"><text:span text:style-name="Source_20_Text"><text:s text:c="12"/>"сервере РКСОК",</text:span></text:p>
          <text:p text:style-name="Preformatted_20_Text"><text:span text:style-name="Source_20_Text"><text:s text:c="8"/>ResponseStatus.NOT_APPROVED: "Органы проверки запретили тебе удалять "</text:span></text:p>
          <text:p text:style-name="Preformatted_20_Text"><text:span text:style-name="Source_20_Text"><text:s text:c="12"/>"телефон человека {name} {payload}",</text:span></text:p>
          <text:p text:style-name="Preformatted_20_Text"><text:span text:style-name="Source_20_Text"><text:s text:c="8"/>ResponseStatus.INCORRECT_REQUEST: "Сервер не смог понять запрос "</text:span></text:p>
          <text:p text:style-name="Preformatted_20_Text"><text:span text:style-name="Source_20_Text"><text:s text:c="12"/>"на удаление данных, который мы отправили"</text:span></text:p>
          <text:p text:style-name="Preformatted_20_Text"><text:span text:style-name="Source_20_Text"><text:s text:c="4"/>}</text:span></text:p>
          <text:p text:style-name="Preformatted_20_Text"><text:span text:style-name="Source_20_Text">}</text:span></text:p>
          <text:p text:style-name="Preformatted_20_Text"/>
          <text:p text:style-name="Preformatted_20_Text"/>
          <text:p text:style-name="Preformatted_20_Text"><text:span text:style-name="Source_20_Text">MODE_TO_VERB = {</text:span></text:p>
          <text:p text:style-name="Preformatted_20_Text"><text:span text:style-name="Source_20_Text"><text:s text:c="4"/>1: RequestVerb.GET,</text:span></text:p>
          <text:p text:style-name="Preformatted_20_Text"><text:span text:style-name="Source_20_Text"><text:s text:c="4"/>2: RequestVerb.WRITE,</text:span></text:p>
          <text:p text:style-name="Preformatted_20_Text"><text:span text:style-name="Source_20_Text"><text:s text:c="4"/>3: RequestVerb.DELETE</text:span></text:p>
          <text:p text:style-name="Preformatted_20_Text"><text:span text:style-name="Source_20_Text">}</text:span></text:p>
          <text:p text:style-name="Preformatted_20_Text"/>
          <text:p text:style-name="Preformatted_20_Text"/>
          <text:p text:style-name="Preformatted_20_Text"><text:span text:style-name="Source_20_Text">class RKSOKPhoneBook:</text:span></text:p>
          <text:p text:style-name="Preformatted_20_Text"><text:span text:style-name="Source_20_Text"><text:s text:c="4"/>"""Phonebook working with RKSOK server."""</text:span></text:p>
          <text:p text:style-name="Preformatted_20_Text"/>
          <text:p text:style-name="Preformatted_20_Text"><text:span text:style-name="Source_20_Text"><text:s text:c="4"/>def __init__(self, server: str, port: int):</text:span></text:p>
          <text:p text:style-name="Preformatted_20_Text"><text:span text:style-name="Source_20_Text"><text:s text:c="8"/>self._server, self._port = server, port</text:span></text:p>
          <text:p text:style-name="Preformatted_20_Text"><text:span text:style-name="Source_20_Text"><text:s text:c="8"/>self._conn = None</text:span></text:p>
          <text:p text:style-name="Preformatted_20_Text"><text:span text:style-name="Source_20_Text"><text:s text:c="8"/>self._name, self._phone, self._verb = None, None, None</text:span></text:p>
          <text:p text:style-name="Preformatted_20_Text"><text:span text:style-name="Source_20_Text"><text:s text:c="8"/>self._raw_request, self._raw_response = None, None</text:span></text:p>
          <text:p text:style-name="Preformatted_20_Text"/>
          <text:p text:style-name="Preformatted_20_Text"><text:span text:style-name="Source_20_Text"><text:s text:c="4"/>def set_name(self, name: str) -&gt; None:</text:span></text:p>
          <text:p text:style-name="Preformatted_20_Text"><text:span text:style-name="Source_20_Text"><text:s text:c="8"/>self._name = name</text:span></text:p>
          <text:p text:style-name="Preformatted_20_Text"/>
          <text:p text:style-name="Preformatted_20_Text"><text:span text:style-name="Source_20_Text"><text:s text:c="4"/>def set_phone(self, phone: str) -&gt; None:</text:span></text:p>
          <text:p text:style-name="Preformatted_20_Text"><text:span text:style-name="Source_20_Text"><text:s text:c="8"/>self._phone = phone</text:span></text:p>
          <text:p text:style-name="Preformatted_20_Text"/>
          <text:p text:style-name="Preformatted_20_Text"><text:span text:style-name="Source_20_Text"><text:s text:c="4"/>def set_verb(self, verb: RequestVerb) -&gt; None:</text:span></text:p>
          <text:p text:style-name="Preformatted_20_Text"><text:span text:style-name="Source_20_Text"><text:s text:c="8"/>self._verb = verb</text:span></text:p>
          <text:p text:style-name="Preformatted_20_Text"/>
          <text:p text:style-name="Preformatted_20_Text"><text:span text:style-name="Source_20_Text"><text:s text:c="4"/>def process(self):</text:span></text:p>
          <text:p text:style-name="Preformatted_20_Text"><text:span text:style-name="Source_20_Text"><text:s text:c="8"/>"""Processes communication with RKSOK server — sends request,</text:span></text:p>
          <text:p text:style-name="Preformatted_20_Text"><text:span text:style-name="Source_20_Text"><text:s text:c="8"/>parses response"""</text:span></text:p>
          <text:p text:style-name="Preformatted_20_Text"><text:span text:style-name="Source_20_Text"><text:s text:c="8"/>raw_response = self._send_request()</text:span></text:p>
          <text:p text:style-name="Preformatted_20_Text"><text:span text:style-name="Source_20_Text"><text:s text:c="8"/>human_response = self._parse_response(raw_response)</text:span></text:p>
          <text:p text:style-name="Preformatted_20_Text"><text:span text:style-name="Source_20_Text"><text:s text:c="8"/>return human_response</text:span></text:p>
          <text:p text:style-name="Preformatted_20_Text"/>
          <text:p text:style-name="Preformatted_20_Text"><text:span text:style-name="Source_20_Text"><text:s text:c="4"/>def get_raw_request(self) -&gt; Optional[str]:</text:span></text:p>
          <text:p text:style-name="Preformatted_20_Text"><text:span text:style-name="Source_20_Text"><text:s text:c="8"/>"""Returns last request in raw string format"""</text:span></text:p>
          <text:p text:style-name="Preformatted_20_Text"><text:span text:style-name="Source_20_Text"><text:s text:c="8"/>return self._raw_request</text:span></text:p>
          <text:p text:style-name="Preformatted_20_Text"/>
          <text:p text:style-name="Preformatted_20_Text"><text:span text:style-name="Source_20_Text"><text:s text:c="4"/>def get_raw_response(self) -&gt; Optional[str]:</text:span></text:p>
          <text:p text:style-name="Preformatted_20_Text"><text:span text:style-name="Source_20_Text"><text:s text:c="8"/>"""Returns last response in raw string format"""</text:span></text:p>
          <text:p text:style-name="Preformatted_20_Text"><text:span text:style-name="Source_20_Text"><text:s text:c="8"/>return self._raw_response</text:span></text:p>
          <text:p text:style-name="Preformatted_20_Text"/>
          <text:p text:style-name="Preformatted_20_Text"><text:span text:style-name="Source_20_Text"><text:s text:c="4"/>def _send_request(self) -&gt; str:</text:span></text:p>
          <text:p text:style-name="Preformatted_20_Text"><text:span text:style-name="Source_20_Text"><text:s text:c="8"/>"""Sends request to RKSOK server and return response as string."""</text:span></text:p>
          <text:p text:style-name="Preformatted_20_Text"><text:span text:style-name="Source_20_Text"><text:s text:c="8"/>request_body = self._get_request_body()</text:span></text:p>
          <text:p text:style-name="Preformatted_20_Text"><text:span text:style-name="Source_20_Text"><text:s text:c="8"/>self._raw_request = request_body.decode(ENCODING)</text:span></text:p>
          <text:p text:style-name="Preformatted_20_Text"><text:span text:style-name="Source_20_Text"><text:s text:c="8"/>if not self._conn:</text:span></text:p>
          <text:p text:style-name="Preformatted_20_Text"><text:span text:style-name="Source_20_Text"><text:s text:c="12"/>self._conn = socket.create_connection((self._server, self._port))</text:span></text:p>
          <text:p text:style-name="Preformatted_20_Text"><text:soft-page-break/><text:span text:style-name="Source_20_Text"><text:s text:c="8"/>self._conn.sendall(request_body)</text:span></text:p>
          <text:p text:style-name="Preformatted_20_Text"><text:span text:style-name="Source_20_Text"><text:s text:c="8"/>self._raw_response = self._receive_response_body()</text:span></text:p>
          <text:p text:style-name="Preformatted_20_Text"><text:span text:style-name="Source_20_Text"><text:s text:c="8"/>return self._raw_response</text:span></text:p>
          <text:p text:style-name="Preformatted_20_Text"/>
          <text:p text:style-name="Preformatted_20_Text"><text:span text:style-name="Source_20_Text"><text:s text:c="4"/>def _get_request_body(self) -&gt; bytes:</text:span></text:p>
          <text:p text:style-name="Preformatted_20_Text"><text:span text:style-name="Source_20_Text"><text:s text:c="8"/>"""Composes RKSOK request, returns it as bytes"""</text:span></text:p>
          <text:p text:style-name="Preformatted_20_Text"><text:span text:style-name="Source_20_Text"><text:s text:c="8"/>request = f"{self._verb.value} {self._name.strip()} {PROTOCOL}\r\n"</text:span></text:p>
          <text:p text:style-name="Preformatted_20_Text"><text:span text:style-name="Source_20_Text"><text:s text:c="8"/>if self._phone: request += f"{self._phone.strip()}\r\n"</text:span></text:p>
          <text:p text:style-name="Preformatted_20_Text"><text:span text:style-name="Source_20_Text"><text:s text:c="8"/>request += "\r\n"</text:span></text:p>
          <text:p text:style-name="Preformatted_20_Text"><text:span text:style-name="Source_20_Text"><text:s text:c="8"/>return request.encode(ENCODING)</text:span></text:p>
          <text:p text:style-name="Preformatted_20_Text"/>
          <text:p text:style-name="Preformatted_20_Text"><text:span text:style-name="Source_20_Text"><text:s text:c="4"/>def _parse_response(self, raw_response: str) -&gt; str:</text:span></text:p>
          <text:p text:style-name="Preformatted_20_Text"><text:span text:style-name="Source_20_Text"><text:s text:c="8"/>"""Parses response from RKSOK server and returns parsed data"""</text:span></text:p>
          <text:p text:style-name="Preformatted_20_Text"><text:span text:style-name="Source_20_Text"><text:s text:c="8"/>for response_status in ResponseStatus:</text:span></text:p>
          <text:p text:style-name="Preformatted_20_Text"><text:span text:style-name="Source_20_Text"><text:s text:c="12"/>if raw_response.startswith(f"{response_status.value} "):</text:span></text:p>
          <text:p text:style-name="Preformatted_20_Text"><text:span text:style-name="Source_20_Text"><text:s text:c="16"/>break</text:span></text:p>
          <text:p text:style-name="Preformatted_20_Text"><text:span text:style-name="Source_20_Text"><text:s text:c="8"/>else:</text:span></text:p>
          <text:p text:style-name="Preformatted_20_Text"><text:span text:style-name="Source_20_Text"><text:s text:c="12"/>raise CanNotParseResponseError()</text:span></text:p>
          <text:p text:style-name="Preformatted_20_Text"><text:span text:style-name="Source_20_Text"><text:s text:c="8"/>response_payload = "".join(raw_response.split("\r\n")[1:])</text:span></text:p>
          <text:p text:style-name="Preformatted_20_Text"><text:span text:style-name="Source_20_Text"><text:s text:c="8"/>if response_status == ResponseStatus.NOT_APPROVED:</text:span></text:p>
          <text:p text:style-name="Preformatted_20_Text"><text:span text:style-name="Source_20_Text"><text:s text:c="12"/>response_payload = f"\nКомментарий органов: {response_payload}"</text:span></text:p>
          <text:p text:style-name="Preformatted_20_Text"><text:span text:style-name="Source_20_Text"><text:s text:c="8"/>return HUMAN_READABLE_ANSWERS.get(self._verb).get(response_status) \</text:span></text:p>
          <text:p text:style-name="Preformatted_20_Text"><text:span text:style-name="Source_20_Text"><text:s text:c="12"/>.format(name=self._name, payload=response_payload)</text:span></text:p>
          <text:p text:style-name="Preformatted_20_Text"/>
          <text:p text:style-name="Preformatted_20_Text"><text:span text:style-name="Source_20_Text"><text:s text:c="4"/>def _receive_response_body(self) -&gt; str:</text:span></text:p>
          <text:p text:style-name="Preformatted_20_Text"><text:span text:style-name="Source_20_Text"><text:s text:c="8"/>"""Receives data from socket connection and returns it as string,</text:span></text:p>
          <text:p text:style-name="Preformatted_20_Text"><text:span text:style-name="Source_20_Text"><text:s text:c="8"/>decoded using ENCODING"""</text:span></text:p>
          <text:p text:style-name="Preformatted_20_Text"><text:span text:style-name="Source_20_Text"><text:s text:c="8"/>response = b""</text:span></text:p>
          <text:p text:style-name="Preformatted_20_Text"><text:span text:style-name="Source_20_Text"><text:s text:c="8"/>while True:</text:span></text:p>
          <text:p text:style-name="Preformatted_20_Text"><text:span text:style-name="Source_20_Text"><text:s text:c="12"/>data = self._conn.recv(1024)</text:span></text:p>
          <text:p text:style-name="Preformatted_20_Text"><text:span text:style-name="Source_20_Text"><text:s text:c="12"/>if not data: break</text:span></text:p>
          <text:p text:style-name="Preformatted_20_Text"><text:span text:style-name="Source_20_Text"><text:s text:c="12"/>response += data</text:span></text:p>
          <text:p text:style-name="Preformatted_20_Text"><text:span text:style-name="Source_20_Text"><text:s text:c="8"/>return response.decode(ENCODING)</text:span></text:p>
          <text:p text:style-name="Preformatted_20_Text"/>
          <text:p text:style-name="Preformatted_20_Text"/>
          <text:p text:style-name="Preformatted_20_Text"><text:span text:style-name="Source_20_Text">def get_server_and_port() -&gt; tuple[str, int]:</text:span></text:p>
          <text:p text:style-name="Preformatted_20_Text"><text:span text:style-name="Source_20_Text"><text:s text:c="4"/>"""Returns Server and Port from command-line arguments."""</text:span></text:p>
          <text:p text:style-name="Preformatted_20_Text"><text:span text:style-name="Source_20_Text"><text:s text:c="4"/>try:</text:span></text:p>
          <text:p text:style-name="Preformatted_20_Text"><text:span text:style-name="Source_20_Text"><text:s text:c="8"/>return sys.argv[1], int(sys.argv[2])</text:span></text:p>
          <text:p text:style-name="Preformatted_20_Text"><text:span text:style-name="Source_20_Text"><text:s text:c="4"/>except (IndexError, ValueError):</text:span></text:p>
          <text:p text:style-name="Preformatted_20_Text"><text:span text:style-name="Source_20_Text"><text:s text:c="8"/>raise NotSpecifiedIPOrPortError()</text:span></text:p>
          <text:p text:style-name="Preformatted_20_Text"/>
          <text:p text:style-name="Preformatted_20_Text"/>
          <text:p text:style-name="Preformatted_20_Text"><text:span text:style-name="Source_20_Text">def get_mode() -&gt; int:</text:span></text:p>
          <text:p text:style-name="Preformatted_20_Text"><text:span text:style-name="Source_20_Text"><text:s text:c="4"/>"""Asks user for the required mode and returns it.</text:span></text:p>
          <text:p text:style-name="Preformatted_20_Text"><text:span text:style-name="Source_20_Text"><text:s text:c="4"/>There is three modes in this RKSOK client:</text:span></text:p>
          <text:p text:style-name="Preformatted_20_Text"><text:span text:style-name="Source_20_Text"><text:s text:c="8"/>1) get person's phone,</text:span></text:p>
          <text:p text:style-name="Preformatted_20_Text"><text:span text:style-name="Source_20_Text"><text:s text:c="8"/>2) save person's phone</text:span></text:p>
          <text:p text:style-name="Preformatted_20_Text"><text:span text:style-name="Source_20_Text"><text:s text:c="8"/>3) delete person's phone."""</text:span></text:p>
          <text:p text:style-name="Preformatted_20_Text"><text:span text:style-name="Source_20_Text"><text:s text:c="4"/>while True:</text:span></text:p>
          <text:p text:style-name="Preformatted_20_Text"><text:span text:style-name="Source_20_Text"><text:s text:c="8"/>mode = input(</text:span></text:p>
          <text:p text:style-name="Preformatted_20_Text"><text:span text:style-name="Source_20_Text"><text:s text:c="12"/>"Ооо, привет!\n"</text:span></text:p>
          <text:p text:style-name="Preformatted_20_Text"><text:span text:style-name="Source_20_Text"><text:s text:c="12"/>"\n"</text:span></text:p>
          <text:p text:style-name="Preformatted_20_Text"><text:span text:style-name="Source_20_Text"><text:s text:c="12"/>"Это клиент для инновационного протокола РКСОК. "</text:span></text:p>
          <text:p text:style-name="Preformatted_20_Text"><text:span text:style-name="Source_20_Text"><text:s text:c="12"/>"Данный клиент умеет работать с сервером РКСОК, который умеет "</text:span></text:p>
          <text:p text:style-name="Preformatted_20_Text"><text:span text:style-name="Source_20_Text"><text:s text:c="12"/>"сохранять телефоны. Что ты хочешь сделать?\n"</text:span></text:p>
          <text:p text:style-name="Preformatted_20_Text"><text:span text:style-name="Source_20_Text"><text:s text:c="12"/>"\n"</text:span></text:p>
          <text:p text:style-name="Preformatted_20_Text"><text:span text:style-name="Source_20_Text"><text:s text:c="12"/>"1 — получить телефон по имени\n"</text:span></text:p>
          <text:p text:style-name="Preformatted_20_Text"><text:span text:style-name="Source_20_Text"><text:s text:c="12"/>"2 — записать телефон по имени\n"</text:span></text:p>
          <text:p text:style-name="Preformatted_20_Text"><text:span text:style-name="Source_20_Text"><text:s text:c="12"/>"3 — удалить информацию по имени\n"</text:span></text:p>
          <text:p text:style-name="Preformatted_20_Text"><text:span text:style-name="Source_20_Text"><text:s text:c="12"/>"\n"</text:span></text:p>
          <text:p text:style-name="Preformatted_20_Text"><text:span text:style-name="Source_20_Text"><text:s text:c="12"/>"Введи цифру того варианта, который тебе нужен: ")</text:span></text:p>
          <text:p text:style-name="Preformatted_20_Text"><text:span text:style-name="Source_20_Text"><text:s text:c="8"/>try:</text:span></text:p>
          <text:p text:style-name="Preformatted_20_Text"><text:span text:style-name="Source_20_Text"><text:s text:c="12"/>mode = int(mode)</text:span></text:p>
          <text:p text:style-name="Preformatted_20_Text"><text:soft-page-break/><text:span text:style-name="Source_20_Text"><text:s text:c="12"/>if not 0 &lt; mode &lt; 4:</text:span></text:p>
          <text:p text:style-name="Preformatted_20_Text"><text:span text:style-name="Source_20_Text"><text:s text:c="16"/>raise ValueError()</text:span></text:p>
          <text:p text:style-name="Preformatted_20_Text"><text:span text:style-name="Source_20_Text"><text:s text:c="12"/>break</text:span></text:p>
          <text:p text:style-name="Preformatted_20_Text"><text:span text:style-name="Source_20_Text"><text:s text:c="8"/>except ValueError:</text:span></text:p>
          <text:p text:style-name="Preformatted_20_Text"><text:span text:style-name="Source_20_Text"><text:s text:c="12"/>print("Упс, что-то ты ввёл не то, выбери один из вариантов\n")</text:span></text:p>
          <text:p text:style-name="Preformatted_20_Text"><text:span text:style-name="Source_20_Text"><text:s text:c="12"/>continue</text:span></text:p>
          <text:p text:style-name="Preformatted_20_Text"><text:span text:style-name="Source_20_Text"><text:s text:c="4"/>return mode</text:span></text:p>
          <text:p text:style-name="Preformatted_20_Text"/>
          <text:p text:style-name="Preformatted_20_Text"/>
          <text:p text:style-name="Preformatted_20_Text"><text:span text:style-name="Source_20_Text">def process_critical_exception(message: str):</text:span></text:p>
          <text:p text:style-name="Preformatted_20_Text"><text:span text:style-name="Source_20_Text"><text:s text:c="4"/>"""Prints message, describing critical situation, and exit"""</text:span></text:p>
          <text:p text:style-name="Preformatted_20_Text"><text:span text:style-name="Source_20_Text"><text:s text:c="4"/>print(message)</text:span></text:p>
          <text:p text:style-name="Preformatted_20_Text"><text:span text:style-name="Source_20_Text"><text:s text:c="4"/>exit(1)</text:span></text:p>
          <text:p text:style-name="Preformatted_20_Text"/>
          <text:p text:style-name="Preformatted_20_Text"/>
          <text:p text:style-name="Preformatted_20_Text"><text:span text:style-name="Source_20_Text">def run_client() -&gt; None:</text:span></text:p>
          <text:p text:style-name="Preformatted_20_Text"><text:span text:style-name="Source_20_Text"><text:s text:c="4"/>"""Asks all needed data from client and process his query."""</text:span></text:p>
          <text:p text:style-name="Preformatted_20_Text"><text:span text:style-name="Source_20_Text"><text:s text:c="4"/>try:</text:span></text:p>
          <text:p text:style-name="Preformatted_20_Text"><text:span text:style-name="Source_20_Text"><text:s text:c="8"/>server, port = get_server_and_port()</text:span></text:p>
          <text:p text:style-name="Preformatted_20_Text"><text:span text:style-name="Source_20_Text"><text:s text:c="4"/>except NotSpecifiedIPOrPortError:</text:span></text:p>
          <text:p text:style-name="Preformatted_20_Text"><text:span text:style-name="Source_20_Text"><text:s text:c="8"/>process_critical_exception(</text:span></text:p>
          <text:p text:style-name="Preformatted_20_Text"><text:span text:style-name="Source_20_Text"><text:s text:c="12"/>"Упс! Меня запускать надо так:\n\n"</text:span></text:p>
          <text:p text:style-name="Preformatted_20_Text"><text:span text:style-name="Source_20_Text"><text:s text:c="12"/>"python3.9 rksok_client.py SERVER PORT\n\n"</text:span></text:p>
          <text:p text:style-name="Preformatted_20_Text"><text:span text:style-name="Source_20_Text"><text:s text:c="12"/>"где SERVER и PORT — это домен и порт РКСОР сервера, "</text:span></text:p>
          <text:p text:style-name="Preformatted_20_Text"><text:span text:style-name="Source_20_Text"><text:s text:c="12"/>"к которому мы будем подключаться. Например:\n\n"</text:span></text:p>
          <text:p text:style-name="Preformatted_20_Text"><text:span text:style-name="Source_20_Text"><text:s text:c="12"/>"python3.9 rksok_client.py my-rksok-server.ru 5555\n")</text:span></text:p>
          <text:p text:style-name="Preformatted_20_Text"/>
          <text:p text:style-name="Preformatted_20_Text"><text:span text:style-name="Source_20_Text"><text:s text:c="4"/>try:</text:span></text:p>
          <text:p text:style-name="Preformatted_20_Text"><text:span text:style-name="Source_20_Text"><text:s text:c="8"/>client = RKSOKPhoneBook(server, port)</text:span></text:p>
          <text:p text:style-name="Preformatted_20_Text"><text:span text:style-name="Source_20_Text"><text:s text:c="4"/>except ConnectionRefusedError:</text:span></text:p>
          <text:p text:style-name="Preformatted_20_Text"><text:span text:style-name="Source_20_Text"><text:s text:c="8"/>process_critical_exception("Не могу подключиться к указанному "</text:span></text:p>
          <text:p text:style-name="Preformatted_20_Text"><text:span text:style-name="Source_20_Text"><text:s text:c="16"/>"серверу и порту")</text:span></text:p>
          <text:p text:style-name="Preformatted_20_Text"/>
          <text:p text:style-name="Preformatted_20_Text"><text:span text:style-name="Source_20_Text"><text:s text:c="4"/>verb = MODE_TO_VERB.get(get_mode())</text:span></text:p>
          <text:p text:style-name="Preformatted_20_Text"><text:span text:style-name="Source_20_Text"><text:s text:c="4"/>client.set_verb(verb)</text:span></text:p>
          <text:p text:style-name="Preformatted_20_Text"><text:span text:style-name="Source_20_Text"><text:s text:c="4"/>client.set_name(input("Введи имя: "))</text:span></text:p>
          <text:p text:style-name="Preformatted_20_Text"><text:span text:style-name="Source_20_Text"><text:s text:c="4"/>if verb == RequestVerb.WRITE:</text:span></text:p>
          <text:p text:style-name="Preformatted_20_Text"><text:span text:style-name="Source_20_Text"><text:s text:c="8"/>client.set_phone(input("Введи телефон: "))</text:span></text:p>
          <text:p text:style-name="Preformatted_20_Text"/>
          <text:p text:style-name="Preformatted_20_Text"><text:span text:style-name="Source_20_Text"><text:s text:c="4"/>try:</text:span></text:p>
          <text:p text:style-name="Preformatted_20_Text"><text:span text:style-name="Source_20_Text"><text:s text:c="8"/>human_readable_response = client.process()</text:span></text:p>
          <text:p text:style-name="Preformatted_20_Text"><text:span text:style-name="Source_20_Text"><text:s text:c="4"/>except CanNotParseResponseError:</text:span></text:p>
          <text:p text:style-name="Preformatted_20_Text"><text:span text:style-name="Source_20_Text"><text:s text:c="8"/>process_critical_exception(</text:span></text:p>
          <text:p text:style-name="Preformatted_20_Text"><text:span text:style-name="Source_20_Text"><text:s text:c="12"/>"Не смог разобрать ответ от сервера РКСОК:("</text:span></text:p>
          <text:p text:style-name="Preformatted_20_Text"><text:span text:style-name="Source_20_Text"><text:s text:c="8"/>)</text:span></text:p>
          <text:p text:style-name="Preformatted_20_Text"><text:span text:style-name="Source_20_Text"><text:s text:c="4"/>print(f"\nЗапрос: {client.get_raw_request()!r}\n"</text:span></text:p>
          <text:p text:style-name="Preformatted_20_Text"><text:span text:style-name="Source_20_Text"><text:s text:c="10"/>f"Ответ:{client.get_raw_response()!r}\n")</text:span></text:p>
          <text:p text:style-name="Preformatted_20_Text"><text:span text:style-name="Source_20_Text"><text:s text:c="4"/>print(human_readable_response)</text:span></text:p>
          <text:p text:style-name="Preformatted_20_Text"/>
          <text:p text:style-name="Preformatted_20_Text"/>
          <text:p text:style-name="Preformatted_20_Text"><text:span text:style-name="Source_20_Text">if __name__ == "__main__":</text:span></text:p>
          <text:p text:style-name="P1"><text:span text:style-name="Source_20_Text"><text:s text:c="4"/>run_client()</text:span></text:p>
          <text:p text:style-name="Text_20_body">Использование кода:</text:p>
          <text:p text:style-name="P1"><text:span text:style-name="Source_20_Text">python3.9 rksok_client.py SERVER PORT</text:span></text:p>
          <text:h text:style-name="Heading_20_2" text:outline-level="2"><text:soft-page-break/>Про FastAPI, Uvicorn, Gunicorn, Nginx, Systemd — нужно ли это всё здесь?</text:h>
          <text:p text:style-name="Text_20_body">Это блок, отвечающий на вопрос, нужны ли в этом задании перечисленные технологии, которые упоминались и использовались в предыдущих частях курса. Если такой вопрос у тебя возник — обязательно читай.</text:p>
          <text:p text:style-name="Text_20_body">Высокотехнологичный, безопасный и, разумеется, отечественный протокол РКСОК — это не протокол HTTP. Это протокол, аналогичный HTTP (только лучше). Те программы, которые работают с HTTP, разумеется, не будут работать и не нужны в случае с РКСОК.</text:p>
          <text:list xml:id="list1508955232" text:style-name="L2">
            <text:list-item>
              <text:p text:style-name="P7">Браузер (например, Google Chrome или Firefox) — это программа для работы с HTTP протоколом. Протокол РКСОК программы Google Chrome и Firefox не понимают (пока что); </text:p>
            </text:list-item>
            <text:list-item>
              <text:p text:style-name="P7">FastAPI — это фреймфорк для разработки веб-приложений с протоколом HTTP. Для РКСОК он не нужен; </text:p>
            </text:list-item>
            <text:list-item>
              <text:p text:style-name="P7">Uvicorn — это сервер для запуска, например, FastAPI веб приложений, то есть асинхронных Python веб приложений с протоколом HTTP. Для РКСОК он не нужен; </text:p>
            </text:list-item>
            <text:list-item>
              <text:p text:style-name="P7">Gunicorn — выступает в случае запуска FastAPI приложений с Uvicorn в роли Process Manager, менеджера процессов, то есть запускает и перезапускает процессы-воркеры с Uvicorn. Менеджер процессов нужен для того, чтобы задействовать все ядра процессора. В случае этой учебной задачи это нам не нужно; </text:p>
            </text:list-item>
            <text:list-item>
              <text:p text:style-name="P3">Nginx — проксирующий сервер, в основном используемый для проксирования HTTP трафика. В то же время он может использоваться и для проксирования не HTTP трафика — например, для проксирования TCP трафика (поверх TCP может работать и HTTP, и РКСОК протоколы). Для проксирования сетевого трафика на уровне не HTTP, а на более низком уровне TCP, используется Nginx Stream. Настраивать его в рамках задания не обязательно, но при желании можно. Nginx можно использовать в будущем для балансировки нагрузки на разные РКСОК сервера, например:) </text:p>
            </text:list-item>
          </text:list>
          <text:p text:style-name="Text_20_body">Пример конфига Nginx:</text:p>
          <text:p text:style-name="Preformatted_20_Text"><text:span text:style-name="Source_20_Text">stream {</text:span></text:p>
          <text:p text:style-name="Preformatted_20_Text"><text:span text:style-name="Source_20_Text"><text:s text:c="4"/>upstream backend {</text:span></text:p>
          <text:p text:style-name="Preformatted_20_Text"><text:span text:style-name="Source_20_Text"><text:s text:c="8"/>server 127.0.0.1:8888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server {</text:span></text:p>
          <text:p text:style-name="Preformatted_20_Text"><text:span text:style-name="Source_20_Text"><text:s text:c="8"/>listen 9999;</text:span></text:p>
          <text:p text:style-name="Preformatted_20_Text"><text:span text:style-name="Source_20_Text"><text:s text:c="8"/>proxy_pass backend;</text:span></text:p>
          <text:p text:style-name="Preformatted_20_Text"><text:span text:style-name="Source_20_Text"><text:s text:c="4"/>}</text:span></text:p>
          <text:p text:style-name="P1"><text:span text:style-name="Source_20_Text">} </text:span></text:p>
          <text:p text:style-name="Text_20_body">Здесь <text:span text:style-name="Source_20_Text">9999</text:span> — порт, который будет слушать nginx, на него принимается запрос от клиента и передается дальше на ip в данном случае <text:span text:style-name="Source_20_Text">127.0.0.1</text:span> (но может быть и любой другой) и порт <text:span text:style-name="Source_20_Text">8888</text:span>. Конфиг, как видишь, несколько отличается от проксирования и балансировки HTTP трафика, потому что протокол другой, здесь просто передается голый сетевой трафик, nginx не полагается на то, какой там в запросе протокол более высокого уровня (HTTP/РКСОК/еще что-то).</text:p>
          <text:p text:style-name="Text_20_body"><text:soft-page-break/>Если РКСОК сервер и nginx находятся на одном сервере, то порт <text:span text:style-name="Source_20_Text">8888</text:span> в таком сценарии имеет смысл закрыть наружу файрволом, чтобы на этот порт только nginx мог слать запросы, и все запросы к РКСОК серверу шли тоже только через nginx, не напрямую. Если кто-то снаружи (из интернета) постучится на порт <text:span text:style-name="Source_20_Text">8888</text:span> — он не сможет к нему подключиться, только к порту <text:span text:style-name="Source_20_Text">9999</text:span>, который слушает nginx. Опять же это всё опционально.</text:p>
          <text:list xml:id="list2994284241" text:style-name="L3">
            <text:list-item>
              <text:p text:style-name="P4">systemd — инструмент, который можно использовать для того, чтобы наш РКСОК запускался вместе с Linux. Чтобы после перезагрузки операционной системы РКСОК сервер сам запускался, нам не надо было его запускать вручную и помнить об этом. Также systemd может следить за нашим РКСОК сервером и если он по какой-то причине "упал", то systemd его перезапустит. То есть в целом, факультативно — можно настроить и systemd сервис для нашего РКСОК сервера, аналогично тому, как мы это делали с Gunicorn. </text:p>
            </text:list-item>
          </text:list>
          <text:h text:style-name="Heading_20_2" text:outline-level="2">Проверка</text:h>
          <text:p text:style-name="Text_20_body">Для проверки своего сервера можно в браузере зайти по адресу <text:span text:style-name="Source_20_Text">https://authdemo.ru/run-rksok-tests/DOMAIN:PORT</text:span>, заменив <text:span text:style-name="Source_20_Text">DOMAIN</text:span> на домен своего сервера — это должен быть именно домен, не IP — и заменив <text:span text:style-name="Source_20_Text">PORT</text:span> на порт, который слушает твой РКСОК сервер. Этот веб-сервис будет обращаться к твоему РКСОК серверу и тестировать его, если все тесты пройдут успешно, сервис выведет соответствующее сообщение.</text:p>
          <text:p text:style-name="Text_20_body">Укажи в ответе в этом задании домен и порт своего РКСОК сервера, а также загрузи ZIP архив с кодом сервера для Code Review. Ревью будет проводиться только по тому коду, который прошёл все проверки в описанном выше сервисе.</text:p>
          <text:p text:style-name="Text_20_body">Пожалуйста, не выкладывай решение в открытый доступ GitHub — пусть другие обучающиеся напишут своё решение, а не будут копировать чужие.</text:p>
          <text:h text:style-name="Heading_20_2" text:outline-level="2">Если совсем непонятно как работают сокеты</text:h>
          <text:p text:style-name="Text_20_body"><text:a xlink:type="simple" xlink:href="https://www.youtube.com/watch?v=4Obm9DTUMaE" office:target-frame-name="_blank" xlink:show="new" text:style-name="Internet_20_link" text:visited-style-name="Visited_20_Internet_20_Link">Посмотри ещё это</text:a></text:p>
          <text:h text:style-name="Heading_20_2" text:outline-level="2">Если не проработал материал по type hinting</text:h>
          <text:p text:style-name="Text_20_body">То проработай:). Это позволит тебе написать код лучше. <text:a xlink:type="simple" xlink:href="https://to.digital/typed-python/" office:target-frame-name="_blank" xlink:show="new" text:style-name="Internet_20_link" text:visited-style-name="Visited_20_Internet_20_Link">https://to.digital/typed-python/</text:a></text:p>
        </text:section>
      </text:section>
      <text:section text:style-name="Sect1" text:name="ember965">
        <text:list xml:id="list2289116642" text:style-name="L4">
          <text:list-item>
            <text:list>
              <text:list-item>
                <text:list>
                  <text:list-item>
                    <text:p text:style-name="P5"/>
                  </text:list-item>
                </text:list>
              </text:list-item>
            </text:list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1:42:10.146559636</meta:creation-date>
    <dc:date>2022-08-02T11:43:15.418012754</dc:date>
    <meta:editing-duration>PT1M6S</meta:editing-duration>
    <meta:editing-cycles>1</meta:editing-cycles>
    <meta:document-statistic meta:table-count="0" meta:image-count="0" meta:object-count="0" meta:page-count="10" meta:paragraph-count="303" meta:word-count="2441" meta:character-count="19594" meta:non-whitespace-character-count="16093"/>
    <meta:generator>LibreOffice/6.4.7.2$Linux_X86_64 LibreOffice_project/40$Build-2</meta:generator>
  </office:meta>
</office:document-meta>
</file>